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F0000017F9856406F0AF37D4A.png" manifest:media-type="image/png"/>
  <manifest:file-entry manifest:full-path="Pictures/10000001000000CA000000B24D1B24CA9F5ABD92.png" manifest:media-type="image/png"/>
  <manifest:file-entry manifest:full-path="Pictures/100000010000023F000001DED2275A588208E9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5cm" svg:height="4.78cm" svg:x="1.25cm" svg:y="11cm">
          <draw:image xlink:href="Pictures/100000010000023F000001DED2275A588208E975.png" xlink:type="simple" xlink:show="embed" xlink:actuate="onLoad" draw:mime-type="image/png">
            <text:p/>
          </draw:image>
        </draw:frame>
        <draw:frame draw:style-name="gr1" draw:text-style-name="P1" draw:layer="layout" svg:width="3.115cm" svg:height="2.745cm" svg:x="9.25cm" svg:y="12cm">
          <draw:image xlink:href="Pictures/10000001000000CA000000B24D1B24CA9F5ABD92.png" xlink:type="simple" xlink:show="embed" xlink:actuate="onLoad" draw:mime-type="image/png">
            <text:p/>
          </draw:image>
        </draw:frame>
        <draw:frame draw:style-name="gr1" draw:text-style-name="P1" draw:layer="layout" svg:width="1.75cm" svg:height="1.75cm" svg:x="8cm" svg:y="8cm">
          <draw:image xlink:href="Pictures/100000010000017F0000017F9856406F0AF37D4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2T10:22:59.349627510</meta:creation-date>
    <dc:date>2023-08-07T19:14:19.387540557</dc:date>
    <meta:editing-duration>PT8H11M2S</meta:editing-duration>
    <meta:editing-cycles>5</meta:editing-cycles>
    <meta:generator>LibreOffice/7.3.7.2$Linux_X86_64 LibreOffice_project/30$Build-2</meta:generator>
    <meta:document-statistic meta:object-count="3"/>
  </office:meta>
</office:document-meta>
</file>